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188in" table:align="margins"/>
    </style:style>
    <style:style style:name="Table2.A" style:family="table-column">
      <style:table-column-properties style:column-width="3.309in" style:rel-column-width="32767*"/>
    </style:style>
    <style:style style:name="Table2.B" style:family="table-column">
      <style:table-column-properties style:column-width="3.3097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3.3472in" style:rel-column-width="32767*"/>
    </style:style>
    <style:style style:name="Table3.B" style:family="table-column">
      <style:table-column-properties style:column-width="3.3479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0.05pt solid #000000" fo:border-top="none" fo:border-bottom="none"/>
    </style:style>
    <style:style style:name="Table3.3" style:family="table-row">
      <style:table-row-properties style:min-row-height="0.2986in"/>
    </style:style>
    <style:style style:name="Table3.A3" style:family="table-cell">
      <style:table-cell-properties fo:padding="0.0382in" fo:border-left="0.05pt solid #000000" fo:border-right="none" fo:border-top="none" fo:border-bottom="none"/>
    </style:style>
    <style:style style:name="Table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272106"/>
    </style:style>
    <style:style style:name="P2" style:family="paragraph" style:parent-style-name="Preformatted_20_Text">
      <style:paragraph-properties fo:text-align="center" style:justify-single-word="false"/>
      <style:text-properties fo:font-size="14pt" style:text-underline-style="none" fo:font-weight="bold" officeooo:paragraph-rsid="0015c612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text-align="center" style:justify-single-word="false"/>
    </style:style>
    <style:style style:name="P4" style:family="paragraph" style:parent-style-name="Preformatted_20_Text">
      <style:text-properties style:text-underline-style="none"/>
    </style:style>
    <style:style style:name="P5" style:family="paragraph" style:parent-style-name="Preformatted_20_Text">
      <style:text-properties style:text-underline-style="none" officeooo:paragraph-rsid="001b2437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erif1" fo:font-size="14pt" style:text-underline-style="none" fo:font-weight="bold" officeooo:paragraph-rsid="0015c612" style:font-name-asian="WenQuanYi Micro Hei1" style:font-size-asian="14pt" style:font-weight-asian="bold" style:font-name-complex="Lohit Hindi2" style:font-size-complex="14pt" style:font-weight-complex="bold"/>
    </style:style>
    <style:style style:name="P7" style:family="paragraph" style:parent-style-name="Preformatted_20_Text">
      <style:text-properties officeooo:paragraph-rsid="001b2437"/>
    </style:style>
    <style:style style:name="P8" style:family="paragraph" style:parent-style-name="Table_20_Contents">
      <style:text-properties fo:font-weight="bold" officeooo:rsid="002b0a33" officeooo:paragraph-rsid="002b0a33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b0a33" officeooo:paragraph-rsid="002b0a33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officeooo:paragraph-rsid="002b0a33"/>
    </style:style>
    <style:style style:name="P11" style:family="paragraph" style:parent-style-name="Text_20_body">
      <style:paragraph-properties fo:text-align="center" style:justify-single-word="false"/>
      <style:text-properties style:text-underline-style="none" officeooo:rsid="002b0a33" officeooo:paragraph-rsid="00335776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erif1" fo:font-size="14pt" style:text-underline-style="none" fo:font-weight="bold" officeooo:paragraph-rsid="00386261" style:font-name-asian="WenQuanYi Micro Hei1" style:font-size-asian="14pt" style:font-weight-asian="bold" style:font-name-complex="Lohit Hindi2" style:font-size-complex="14pt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style:font-name="Liberation Serif1" fo:font-size="14pt" style:text-underline-style="none" fo:font-weight="bold" officeooo:paragraph-rsid="0015c612" style:font-name-asian="WenQuanYi Micro Hei1" style:font-size-asian="14pt" style:font-weight-asian="bold" style:font-name-complex="Lohit Hindi2" style:font-size-complex="14pt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erif1" fo:font-size="14pt" style:text-underline-style="none" fo:font-weight="bold" officeooo:paragraph-rsid="00401416" style:font-name-asian="WenQuanYi Micro Hei1" style:font-size-asian="14pt" style:font-weight-asian="bold" style:font-name-complex="Lohit Hindi2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paragraph-rsid="0043851a"/>
    </style:style>
    <style:style style:name="P16" style:family="paragraph" style:parent-style-name="Heading_20_2">
      <style:paragraph-properties fo:text-align="center" style:justify-single-word="false"/>
      <style:text-properties officeooo:rsid="002b0a33" officeooo:paragraph-rsid="00303db7"/>
    </style:style>
    <style:style style:name="P17" style:family="paragraph" style:parent-style-name="Footer">
      <style:paragraph-properties fo:text-align="center" style:justify-single-word="false"/>
      <style:text-properties officeooo:paragraph-rsid="00450d59"/>
    </style:style>
    <style:style style:name="P18" style:family="paragraph" style:parent-style-name="Header">
      <style:paragraph-properties fo:text-align="start" style:justify-single-word="false"/>
      <style:text-properties fo:font-size="12pt" officeooo:paragraph-rsid="00450d59" style:font-size-asian="12pt" style:font-size-complex="12pt"/>
    </style:style>
    <style:style style:name="P19" style:family="paragraph" style:parent-style-name="Header">
      <style:paragraph-properties fo:text-align="center" style:justify-single-word="false"/>
      <style:text-properties officeooo:paragraph-rsid="00450d59"/>
    </style:style>
    <style:style style:name="P20" style:family="paragraph" style:parent-style-name="Frame_20_contents">
      <style:paragraph-properties fo:text-align="center" style:justify-single-word="false"/>
    </style:style>
    <style:style style:name="P21" style:family="paragraph" style:parent-style-name="Frame_20_contents">
      <style:paragraph-properties fo:text-align="start" style:justify-single-word="false"/>
    </style:style>
    <style:style style:name="T1" style:family="text">
      <style:text-properties officeooo:rsid="0014f4bd"/>
    </style:style>
    <style:style style:name="T2" style:family="text">
      <style:text-properties style:text-underline-style="none"/>
    </style:style>
    <style:style style:name="T3" style:family="text">
      <style:text-properties style:font-name="Liberation Serif1" fo:font-size="14pt" style:text-underline-style="none" fo:font-weight="bold" style:font-name-asian="WenQuanYi Micro Hei1" style:font-size-asian="14pt" style:font-weight-asian="bold" style:font-name-complex="Lohit Hindi2" style:font-size-complex="14pt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 officeooo:rsid="002b0a33"/>
    </style:style>
    <style:style style:name="T5" style:family="text">
      <style:text-properties fo:font-size="20pt" style:font-size-asian="20pt" style:font-size-complex="20pt"/>
    </style:style>
    <style:style style:name="fr1" style:family="graphic" style:parent-style-name="Frame">
      <style:graphic-properties style:vertical-pos="top" style:vertical-rel="paragraph-content" style:horizontal-pos="center" style:horizontal-rel="paragraph" fo:background-color="#ffffff" style:background-transparency="0%" draw:fill="solid" fo:padding="0.0598in" fo:border="0.06pt solid #000000" style:shadow="none" draw:shadow-opacity="100%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#ffffff" style:background-transparency="0%" draw:fill="solid" fo:padding="0.0598in" fo:border="0.06pt solid #000000" style:shadow="none" draw:shadow-opacity="100%">
        <style:background-image/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: (str(company.photo), 'image/png','3cm','3cm')" text:anchor-type="page" text:anchor-page-number="1" svg:x="0.9799in" svg:y="0.3925in" svg:width="0.7902in" draw:z-index="1">
        <draw:text-box fo:min-height="0.2in">
          <text:p text:style-name="P20"/>
        </draw:text-box>
      </draw:frame>
      <text:p text:style-name="Preformatted_20_Text"><text:a xlink:type="simple" xlink:href="../%3CSchool%3E"><text:span text:style-name="T2"/></text:a></text:p>
      <text:p text:style-name="P4"/>
      <text:p text:style-name="P4"><text:placeholder text:placeholder-type="text">&lt;for each="school in objects"&gt;</text:placeholder></text:p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6"><draw:frame draw:style-name="fr1" draw:name="image: (str(school.photo), 'image/png','3cm','3cm')" text:anchor-type="paragraph" svg:width="0.7902in" draw:z-index="0"><draw:text-box fo:min-height="0.2in"><text:p text:style-name="P20"/></draw:text-box></draw:frame></text:p>
                </table:table-cell>
                <table:table-cell table:style-name="Table2.B1" office:value-type="string">
                  <text:p text:style-name="P13"/>
                  <text:p text:style-name="P14"><text:span text:style-name="T1">School Name: </text:span><text:placeholder text:placeholder-type="text">&lt;school.name&gt;</text:placeholder></text:p>
                  <text:p text:style-name="P14"><text:span text:style-name="T1">Code: </text:span><text:placeholder text:placeholder-type="text">&lt;school.code&gt;</text:placeholder></text:p>
                  <text:p text:style-name="P14"/>
                </table:table-cell>
              </table:table-row>
            </table:table>
            <text:p text:style-name="P2"/>
          </table:table-cell>
        </table:table-row>
      </table:table>
      <text:p text:style-name="P3"/>
      <text:p text:style-name="P12"><text:s/></text:p>
      <text:p text:style-name="P12"><text:span text:style-name="T3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Name</text:p>
          </table:table-cell>
          <table:table-cell table:style-name="Table3.B1" office:value-type="string">
            <text:p text:style-name="P9">Age</text:p>
          </table:table-cell>
        </table:table-row>
        <table:table-row>
          <table:table-cell table:style-name="Table3.A2" table:number-columns-spanned="2" office:value-type="string">
            <text:h text:style-name="P16" text:outline-level="2"><text:placeholder text:placeholder-type="text">&lt;for each="student in school.student_ids"&gt;</text:placeholder></text:h>
          </table:table-cell>
          <table:covered-table-cell/>
        </table:table-row>
        <table:table-row table:style-name="Table3.3">
          <table:table-cell table:style-name="Table3.A3" office:value-type="string">
            <text:p text:style-name="Table_20_Contents"><text:placeholder text:placeholder-type="text">&lt;student.name&gt;</text:placeholder></text:p>
          </table:table-cell>
          <table:table-cell table:style-name="Table3.A2" office:value-type="string">
            <text:p text:style-name="P10"><text:placeholder text:placeholder-type="text">&lt;student.age&gt;</text:placeholder></text:p>
          </table:table-cell>
        </table:table-row>
        <table:table-row>
          <table:table-cell table:style-name="Table3.A4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/>
      <text:p text:style-name="P1"><text:tab/></text:p>
      <text:p text:style-name="P1"/>
      <text:p text:style-name="P15"><text:span text:style-name="T4"/></text:p>
      <text:p text:style-name="P11"/>
      <text:p text:style-name="P4"><text:placeholder text:placeholder-type="text">&lt;/for&gt;</text:placeholder></text:p>
      <text:p text:style-name="P4"/>
      <text:p text:style-name="P4"/>
      <text:p text:style-name="P7"><text:a xlink:type="simple" xlink:href="../%3CSchool%3E"><text:span text:style-name="T2"/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family-generic="roman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 style:master-page-name="">
      <style:paragraph-properties style:page-number="auto" fo:background-color="transparent" style:shadow="none">
        <style:background-image/>
      </style:paragraph-properties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450d59"/>
    </style:style>
    <style:style style:name="MP2" style:family="paragraph" style:parent-style-name="Footer">
      <style:paragraph-properties fo:text-align="center" style:justify-single-word="false"/>
      <style:text-properties officeooo:paragraph-rsid="00450d59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450d59" style:font-size-asian="12pt" style:font-size-complex="12pt"/>
    </style:style>
    <style:style style:name="MT1" style:family="text">
      <style:text-properties fo:font-size="20pt" style:font-size-asian="20pt" style:font-size-complex="20pt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6201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tab/><text:span text:style-name="MT1"><text:placeholder text:placeholder-type="text">&lt;company.rec_name&gt;</text:placehold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3T16:48:42.798591082</dc:date>
    <meta:generator>LibreOffice/4.2.8.2$Linux_X86_64 LibreOffice_project/420m0$Build-2</meta:generator>
    <meta:editing-duration>PT8H40M52S</meta:editing-duration>
    <meta:editing-cycles>86</meta:editing-cycles>
    <meta:document-statistic meta:table-count="3" meta:image-count="0" meta:object-count="0" meta:page-count="1" meta:paragraph-count="18" meta:word-count="29" meta:character-count="274" meta:non-whitespace-character-count="258"/>
  </office:meta>
</office:document-meta>
</file>